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 Declarations</text:p>
      <text:p text:style-name="P2"/>
      <text:p text:style-name="P2">sales.pid</text:p>
      <text:p text:style-name="P2">CREATE INDEX salse_product_id ON sales(pid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5-28T22:08:44</meta:creation-date>
    <dc:date>2014-05-28T22:10:23</dc:date>
    <dc:creator>Mike </dc:creator>
    <meta:editing-duration>P0D</meta:editing-duration>
    <meta:editing-cycles>1</meta:editing-cycles>
    <meta:document-statistic meta:table-count="0" meta:image-count="0" meta:object-count="0" meta:page-count="1" meta:paragraph-count="3" meta:word-count="8" meta:character-count="71" meta:non-whitespace-character-count="66"/>
    <meta:generator>LibreOffice/3.5$Linux_X86_64 LibreOffice_project/350m1$Build-2</meta:generator>
  </office:meta>
</office:document-meta>
</file>